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3000002C39C82ECFE.png" manifest:media-type="image/png"/>
  <manifest:file-entry manifest:full-path="Pictures/1000043C00009C4000009C4017D44E20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9.0346in, 11.0075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1.4047in" svg:y="1.6709in" svg:width="9.2299in" svg:height="6.5217in" draw:z-index="0" draw:transform="translate (-3.21023622047244in -4.93169291338583in) rotate (4.71238898038469) translate (3.21023622047244in 4.93169291338583in)"><draw:image xlink:href="Pictures/1000043C00009C4000009C4017D44E20.svg" xlink:type="simple" xlink:show="embed" xlink:actuate="onLoad" draw:mime-type="image/svg+xml"/><draw:image xlink:href="Pictures/10000001000002C3000002C39C82ECF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9T09:20:46.244354889</meta:creation-date>
    <dc:date>2026-02-19T09:24:00.787589780</dc:date>
    <meta:editing-duration>PT3M1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8.3.2$Linux_X86_64 LibreOffice_project/480$Build-2</meta:generator>
  </office:meta>
</office:document-meta>
</file>